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Segoe UI Semibold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25cm" svg:x="1.524cm" svg:y="1.016cm">
          <draw:text-box>
            <text:p text:style-name="P1"><text:span text:style-name="T1">HYMN #333</text:span></text:p>
            <text:p text:style-name="P1"><text:span text:style-name="T2">“</text:span><text:span text:style-name="T2">Once He Came in Blessing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638cm" svg:height="8.133cm" svg:x="1.524cm" svg:y="1.016cm">
          <draw:text-box>
            <text:p text:style-name="P4"><text:span text:style-name="T4">1. Once He came in blessing, </text:span></text:p>
            <text:p text:style-name="P4"><text:span text:style-name="T4">All our sins redressing; </text:span></text:p>
            <text:p text:style-name="P4"><text:span text:style-name="T4">Came in likeness lowly, </text:span></text:p>
            <text:p text:style-name="P4"><text:span text:style-name="T4">Son of God most hol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2" draw:layer="layout" svg:width="24.638cm" svg:height="3.631cm" svg:x="1.524cm" svg:y="1.016cm">
          <draw:text-box>
            <text:p text:style-name="P1"><text:span text:style-name="T4">Bore the cross to save us; </text:span></text:p>
            <text:p text:style-name="P1"><text:span text:style-name="T4">Hope and freedom gav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2" draw:layer="layout" svg:width="24.638cm" svg:height="7.011cm" svg:x="1.524cm" svg:y="1.016cm">
          <draw:text-box>
            <text:p text:style-name="P1"><text:span text:style-name="T4">2. </text:span><text:span text:style-name="T2">Now He gently leads us; </text:span></text:p>
            <text:p text:style-name="P1"><text:span text:style-name="T2">With Himself He feeds us </text:span></text:p>
            <text:p text:style-name="P1"><text:span text:style-name="T2">Precious food from heaven,</text:span></text:p>
            <text:p text:style-name="P1"><text:span text:style-name="T2">Pledge of peace here giv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7" draw:layer="layout" svg:width="24.638cm" svg:height="3.631cm" svg:x="1.524cm" svg:y="1.016cm">
          <draw:text-box>
            <text:p text:style-name="P1"><text:span text:style-name="T2">Manna that will nourish </text:span></text:p>
            <text:p text:style-name="P1"><text:span text:style-name="T2">Souls that they may flou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5" draw:text-style-name="P8" draw:layer="layout" svg:width="24.638cm" svg:height="7.011cm" svg:x="1.524cm" svg:y="1.016cm">
          <draw:text-box>
            <text:p text:style-name="P4"><text:span text:style-name="T2">3. Soon will come that hour_</text:span></text:p>
            <text:p text:style-name="P4"><text:span text:style-name="T2">When with mighty power</text:span></text:p>
            <text:p text:style-name="P4"><text:span text:style-name="T2">Christ will come in splendor</text:span></text:p>
            <text:p text:style-name="P4"><text:span text:style-name="T2">And will judgment rend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7" draw:layer="layout" svg:width="24.638cm" svg:height="3.631cm" svg:x="1.524cm" svg:y="1.016cm">
          <draw:text-box>
            <text:p text:style-name="P1"><text:span text:style-name="T2"><text:s/></text:span><text:span text:style-name="T2">With the faithful sharing </text:span></text:p>
            <text:p text:style-name="P1"><text:span text:style-name="T2">Joy beyond compa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5" draw:text-style-name="P5" draw:layer="layout" svg:width="24.638cm" svg:height="7.011cm" svg:x="1.524cm" svg:y="1.016cm">
          <draw:text-box>
            <text:p text:style-name="P4"><text:span text:style-name="T2">4. Come, then, O Lord Jesus,</text:span></text:p>
            <text:p text:style-name="P4"><text:span text:style-name="T2">From our sins release us.</text:span></text:p>
            <text:p text:style-name="P4"><text:span text:style-name="T2">Keep our hearts believing,</text:span></text:p>
            <text:p text:style-name="P4"><text:span text:style-name="T2">That we, grace receiv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6" draw:text-style-name="P2" draw:layer="layout" svg:width="24.638cm" svg:height="13.031cm" svg:x="1.524cm" svg:y="1.016cm">
          <draw:text-box>
            <text:p text:style-name="P1"><text:span text:style-name="T2">Ever may confess You</text:span></text:p>
            <text:p text:style-name="P1"><text:span text:style-name="T2">Till in heav’n we bless You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2006 Concordia Publishing House. </text:span></text:p>
            <text:p><text:span text:style-name="T5">Used by permission: </text:span></text:p>
            <text:p><text:span text:style-name="T5">LSB Hymn License .NET,</text:span></text:p>
            <text:p><text:span text:style-name="T5">no. 100011038. </text:span></text:p>
            <text:p><text:span text:style-name="T5">Public domai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1:43:45.499000000</meta:creation-date>
    <dc:date>2019-01-13T11:42:00.216000000</dc:date>
    <meta:editing-duration>PT7M49S</meta:editing-duration>
    <meta:editing-cycles>3</meta:editing-cycles>
    <meta:generator>LibreOffice/6.0.7.3$Windows_X86_64 LibreOffice_project/dc89aa7a9eabfd848af146d5086077aeed2ae4a5</meta:generator>
    <meta:document-statistic meta:object-count="156"/>
  </office:meta>
</office:document-meta>
</file>